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5.059074mm" fo:page-width="124.5832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34.732821583747864%" draw:stroke="none"/>
    </style:style>
    <style:style style:family="graphic" style:name="style-3">
      <style:graphic-properties draw:fill="gradient" draw:fill-gradient-name="gradient-1" draw:opacity="100.0%" draw:stroke="none"/>
    </style:style>
    <style:style style:family="graphic" style:name="style-4">
      <style:graphic-properties draw:fill="gradient" draw:fill-gradient-name="gradient-2" draw:opacity="22.519081830978394%" draw:opacity-name="gradient-3" draw:stroke="none"/>
    </style:style>
    <style:style style:family="graphic" style:name="style-5">
      <style:graphic-properties draw:fill="solid" draw:fill-color="#000000" draw:opacity="50.381678342819214%" draw:stroke="none"/>
    </style:style>
    <style:style style:family="graphic" style:name="style-6">
      <style:graphic-properties draw:fill="solid" draw:fill-color="#000000" draw:opacity="50.381678342819214%" draw:stroke="none"/>
    </style:style>
    <style:style style:family="graphic" style:name="style-7">
      <style:graphic-properties draw:fill="solid" draw:fill-color="#000000" draw:opacity="50.381678342819214%" draw:stroke="none"/>
    </style:style>
    <style:style style:family="graphic" style:name="style-8">
      <style:graphic-properties draw:fill="gradient" draw:fill-gradient-name="gradient-4" draw:opacity="100.0%" draw:stroke="none"/>
    </style:style>
    <style:style style:family="graphic" style:name="style-9">
      <style:graphic-properties draw:fill="gradient" draw:fill-gradient-name="gradient-5" draw:opacity="100.0%" draw:stroke="none"/>
    </style:style>
    <style:style style:family="graphic" style:name="style-10">
      <style:graphic-properties draw:fill="gradient" draw:fill-gradient-name="gradient-6" draw:opacity="100.0%" draw:stroke="none"/>
    </style:style>
    <style:style style:family="graphic" style:name="style-11">
      <style:graphic-properties draw:fill="solid" draw:fill-color="#ffffff" draw:opacity="47.70992398262024%" draw:opacity-name="gradient-7" draw:stroke="none"/>
    </style:style>
  </office:automatic-styles>
  <office:body>
    <office:drawing>
      <draw:page draw:master-page-name="Default" draw:name="page1" draw:style-name="DP1">
        <draw:g draw:id="svg2">
          <draw:g draw:id="layer2">
            <draw:rect svg:height="123.76179mm" draw:style-name="style-2" svg:width="122.991486mm" svg:x="1.5917441mm" svg:y="1.2972906mm"/>
            <draw:rect svg:height="123.76179mm" draw:style-name="style-3" svg:width="122.991486mm" svg:x="0.0mm" svg:y="0.0mm"/>
            <draw:path svg:d="M 10095.508 8953.263 C 11145.376 8953.263 11990.585 8057.7744 11990.585 6945.453 L 11990.585 2007.8097 C 11990.585 895.48834 11145.376 0.0 10095.508 0.0 L 1895.0782 0.0 C 845.20953 0.0 3.0279157E-4 895.48834 0.0 2007.8097 L 0.0 6945.453 C 0.0 8057.7744 845.20935 8953.263 1895.0782 8953.263 L 10095.508 8953.263 z" svg:height="89.53263mm" draw:style-name="style-4" svg:viewBox="0.0 0.0 11990.585 8953.263" svg:width="119.90585mm" svg:x="1.5403457mm" svg:y="32.9317mm"/>
            <draw:g draw:id="g3281">
              <draw:path svg:d="M 2387.935 1193.9678 C 2387.935 1853.3776 1853.3776 2387.9355 1193.9674 2387.9355 C 534.55756 2387.9355 0.0 1853.3776 0.0 1193.9678 C 0.0 534.5579 534.55756 0.0 1193.9674 0.0 C 1853.3776 0.0 2387.935 534.5579 2387.935 1193.9678 z" svg:height="23.879354mm" draw:style-name="style-5" svg:viewBox="0.0 0.0 2387.935 2387.9355" svg:width="23.87935mm" svg:x="17.46017mm" svg:y="82.02179mm"/>
              <draw:path svg:d="M 125.67708 0.0 C 83.60762 0.0 41.846806 0.54704344 0.0 1.6536458 L 0.0 1732.194 C 41.854275 1730.8923 83.60641 1730.5403 125.67708 1730.5403 C 2260.307 1730.5403 3992.7275 3462.9612 3992.7275 5597.591 C 3992.7275 5612.2417 3992.125 5626.7705 3991.901 5641.4126 L 5722.441 5641.4126 C 5722.5186 5626.7783 5723.268 5612.218 5723.268 5597.591 C 5723.268 2507.757 3215.5105 0.0 125.67708 0.0 z" svg:height="56.414124mm" draw:style-name="style-6" svg:viewBox="0.0 0.0 5723.268 5641.4126" svg:width="57.232677mm" svg:x="18.204962mm" svg:y="47.92173mm"/>
              <draw:path svg:d="M 0.0 0.0 L 0.0 1647.0311 C 3862.0327 1763.8231 6982.314 4845.7676 7159.4595 8692.389 L 8604.746 8692.389 C 8604.911 8670.562 8605.572 8648.926 8605.572 8627.07 C 8605.572 3872.1975 4752.067 12.050701 0.0 0.0 z" svg:height="86.92389mm" draw:style-name="style-7" svg:viewBox="0.0 0.0 8605.572 8692.389" svg:width="86.055725mm" svg:x="18.204962mm" svg:y="17.411966mm"/>
            </draw:g>
            <draw:g draw:id="g3264">
              <draw:path svg:d="M 2387.935 1193.9678 C 2387.935 1853.3776 1853.3776 2387.9355 1193.9674 2387.9355 C 534.55756 2387.9355 0.0 1853.3776 0.0 1193.9678 C 0.0 534.5579 534.55756 0.0 1193.9674 0.0 C 1853.3776 0.0 2387.935 534.5579 2387.935 1193.9678 z" svg:height="23.879354mm" draw:style-name="style-8" svg:viewBox="0.0 0.0 2387.935 2387.9355" svg:width="23.87935mm" svg:x="17.46017mm" svg:y="81.13843mm"/>
              <draw:path svg:d="M 125.67708 0.0 C 83.60762 0.0 41.846806 0.54704344 0.0 1.6536458 L 0.0 1732.194 C 41.854275 1730.8923 83.60641 1730.5403 125.67708 1730.5403 C 2260.307 1730.5403 3992.7275 3462.9612 3992.7275 5597.591 C 3992.7275 5612.2417 3992.125 5626.7705 3991.901 5641.4126 L 5722.441 5641.4126 C 5722.5186 5626.7783 5723.268 5612.218 5723.268 5597.591 C 5723.268 2507.757 3215.5105 0.0 125.67708 0.0 z" svg:height="56.414124mm" draw:style-name="style-9" svg:viewBox="0.0 0.0 5723.268 5641.4126" svg:width="57.232677mm" svg:x="18.204962mm" svg:y="47.038372mm"/>
              <draw:path svg:d="M 0.0 0.0 L 0.0 1647.0311 C 3862.0327 1763.8231 6982.314 4845.7676 7159.4595 8692.389 L 8604.746 8692.389 C 8604.911 8670.562 8605.572 8648.926 8605.572 8627.07 C 8605.572 3872.1975 4752.067 12.050701 0.0 0.0 z" svg:height="86.92389mm" draw:style-name="style-10" svg:viewBox="0.0 0.0 8605.572 8692.389" svg:width="86.055725mm" svg:x="18.204962mm" svg:y="16.528606mm"/>
            </draw:g>
            <draw:path svg:d="M 1945.302 0.0 C 867.5099 0.0 0.0 867.51 0.0 1945.302 L 0.0 7243.4224 C 1767.7188 5385.435 4856.3384 4153.3945 8368.622 4153.3945 C 9689.165 4153.3945 10949.126 4327.9297 12102.203 4643.9917 L 12102.203 1945.302 C 12102.203 867.50995 11234.692 0.0 10156.901 0.0 L 1945.302 0.0 z" svg:height="72.43422mm" draw:style-name="style-11" svg:viewBox="0.0 0.0 12102.203 7243.4224" svg:width="121.02203mm" svg:x="0.98472667mm" svg:y="0.5893235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6" draw:border="58.688385%" draw:display-name="gradient-1" draw:end-color="#e64500" draw:name="gradient-1" draw:start-color="#ff7f00" draw:style="linear"/>
    <draw:gradient draw:angle="0" draw:border="62.940937%" draw:display-name="gradient-2" draw:end-color="#ff0000" draw:name="gradient-2" draw:start-color="#ffffff" draw:style="linear"/>
    <draw:opacity draw:angle="0" draw:border="62.940937%" draw:display-name="gradient-3" draw:end="100.0%" draw:name="gradient-3" draw:start="0.0%" draw:style="linear"/>
    <draw:gradient draw:angle="40" draw:border="-194.01389%" draw:display-name="gradient-4" draw:end-color="#c3c3c3" draw:name="gradient-4" draw:start-color="#ffffff" draw:style="linear"/>
    <draw:gradient draw:angle="40" draw:border="-3.9130976%" draw:display-name="gradient-5" draw:end-color="#c3c3c3" draw:name="gradient-5" draw:start-color="#ffffff" draw:style="linear"/>
    <draw:gradient draw:angle="40" draw:border="44.031693%" draw:display-name="gradient-6" draw:end-color="#c3c3c3" draw:name="gradient-6" draw:start-color="#ffffff" draw:style="linear"/>
    <draw:opacity draw:angle="3594" draw:border="125.46916%" draw:display-name="gradient-7" draw:end="0.0%" draw:name="gradient-7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5.059074mm" fo:page-width="124.5832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